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no owner class</text:p>
          </table:table-cell>
          <table:table-cell office:value-type="string" calcext:value-type="string">
            <text:p>no site class (AL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 min</text:p>
          </table:table-cell>
          <table:table-cell office:value-type="string" calcext:value-type="string">
            <text:p>Age max</text:p>
          </table:table-cell>
          <table:table-cell office:value-type="string" calcext:value-type="string">
            <text:p>Area (ha)</text:p>
          </table:table-cell>
          <table:table-cell office:value-type="string" calcext:value-type="string">
            <text:p>Volume (m3/ha)</text:p>
          </table:table-cell>
          <table:table-cell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413" calcext:value-type="float">
            <text:p>13413</text:p>
          </table:table-cell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8431" calcext:value-type="float">
            <text:p>98431</text:p>
          </table:table-cell>
          <table:table-cell office:value-type="float" office:value="6.23" calcext:value-type="float">
            <text:p>6.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2577" calcext:value-type="float">
            <text:p>92577</text:p>
          </table:table-cell>
          <table:table-cell office:value-type="float" office:value="99.56" calcext:value-type="float">
            <text:p>99.5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94204" calcext:value-type="float">
            <text:p>94204</text:p>
          </table:table-cell>
          <table:table-cell office:value-type="float" office:value="194.39" calcext:value-type="float">
            <text:p>194.3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8156" calcext:value-type="float">
            <text:p>78156</text:p>
          </table:table-cell>
          <table:table-cell office:value-type="float" office:value="265.63" calcext:value-type="float">
            <text:p>265.6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64318" calcext:value-type="float">
            <text:p>64318</text:p>
          </table:table-cell>
          <table:table-cell office:value-type="float" office:value="307.14" calcext:value-type="float">
            <text:p>307.1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54232" calcext:value-type="float">
            <text:p>54232</text:p>
          </table:table-cell>
          <table:table-cell office:value-type="float" office:value="338.97" calcext:value-type="float">
            <text:p>338.9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45729" calcext:value-type="float">
            <text:p>45729</text:p>
          </table:table-cell>
          <table:table-cell office:value-type="float" office:value="348.49" calcext:value-type="float">
            <text:p>348.4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9378" calcext:value-type="float">
            <text:p>19378</text:p>
          </table:table-cell>
          <table:table-cell office:value-type="float" office:value="189.7" calcext:value-type="float">
            <text:p>189.7</text:p>
          </table:table-cell>
          <table:table-cell office:value-type="float" office:value="3.9" calcext:value-type="float">
            <text:p>3.9</text:p>
          </table:table-cell>
        </table:table-row>
      </table:table>
      <table:table table:name="alder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Alder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991" calcext:value-type="float">
            <text:p>13991</text:p>
          </table:table-cell>
          <table:table-cell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0831" calcext:value-type="float">
            <text:p>70831</text:p>
          </table:table-cell>
          <table:table-cell office:value-type="float" office:value="36.54" calcext:value-type="float">
            <text:p>36.5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38051" calcext:value-type="float">
            <text:p>138051</text:p>
          </table:table-cell>
          <table:table-cell office:value-type="float" office:value="124.68" calcext:value-type="float">
            <text:p>124.6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18182" calcext:value-type="float">
            <text:p>118182</text:p>
          </table:table-cell>
          <table:table-cell office:value-type="float" office:value="197.89" calcext:value-type="float">
            <text:p>197.8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6879" calcext:value-type="float">
            <text:p>66879</text:p>
          </table:table-cell>
          <table:table-cell office:value-type="float" office:value="284.12" calcext:value-type="float">
            <text:p>284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5303" calcext:value-type="float">
            <text:p>25303</text:p>
          </table:table-cell>
          <table:table-cell office:value-type="float" office:value="327.49" calcext:value-type="float">
            <text:p>327.4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4483" calcext:value-type="float">
            <text:p>4483</text:p>
          </table:table-cell>
          <table:table-cell office:value-type="float" office:value="334.89" calcext:value-type="float">
            <text:p>334.8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895" calcext:value-type="float">
            <text:p>1895</text:p>
          </table:table-cell>
          <table:table-cell office:value-type="float" office:value="353.53" calcext:value-type="float">
            <text:p>353.5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4372" calcext:value-type="float">
            <text:p>14372</text:p>
          </table:table-cell>
          <table:table-cell office:value-type="float" office:value="154.36" calcext:value-type="float">
            <text:p>154.36</text:p>
          </table:table-cell>
          <table:table-cell office:value-type="float" office:value="6.7" calcext:value-type="float">
            <text:p>6.7</text:p>
          </table:table-cell>
        </table:table-row>
      </table:table>
      <table:table table:name="birch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Birch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6" calcext:value-type="float">
            <text:p>3276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1383" calcext:value-type="float">
            <text:p>81383</text:p>
          </table:table-cell>
          <table:table-cell office:value-type="float" office:value="21.66" calcext:value-type="float">
            <text:p>21.6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64259" calcext:value-type="float">
            <text:p>164259</text:p>
          </table:table-cell>
          <table:table-cell office:value-type="float" office:value="113.5" calcext:value-type="float">
            <text:p>113.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91826" calcext:value-type="float">
            <text:p>191826</text:p>
          </table:table-cell>
          <table:table-cell office:value-type="float" office:value="192.88" calcext:value-type="float">
            <text:p>192.8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4683" calcext:value-type="float">
            <text:p>74683</text:p>
          </table:table-cell>
          <table:table-cell office:value-type="float" office:value="229.06" calcext:value-type="float">
            <text:p>229.0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6829" calcext:value-type="float">
            <text:p>16829</text:p>
          </table:table-cell>
          <table:table-cell office:value-type="float" office:value="239.28" calcext:value-type="float">
            <text:p>239.2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278" calcext:value-type="float">
            <text:p>1278</text:p>
          </table:table-cell>
          <table:table-cell office:value-type="float" office:value="233.72" calcext:value-type="float">
            <text:p>233.7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245.45" calcext:value-type="float">
            <text:p>245.4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2345" calcext:value-type="float">
            <text:p>12345</text:p>
          </table:table-cell>
          <table:table-cell office:value-type="float" office:value="153.02" calcext:value-type="float">
            <text:p>153.0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style-name="ce1" table:number-columns-repeated="4"/>
          <table:table-cell table:style-name="ce2"/>
        </table:table-row>
        <table:table-row table:style-name="ro1"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1"/>
          <table:table-cell table:style-name="ce2" table:number-columns-repeated="3"/>
        </table:table-row>
        <table:table-row table:style-name="ro1">
          <table:table-cell table:style-name="ce1"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rnbeam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Hornbeam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94" calcext:value-type="float">
            <text:p>694</text:p>
          </table:table-cell>
          <table:table-cell office:value-type="float" office:value="18.51" calcext:value-type="float">
            <text:p>18.5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650" calcext:value-type="float">
            <text:p>7650</text:p>
          </table:table-cell>
          <table:table-cell office:value-type="float" office:value="100.56" calcext:value-type="float">
            <text:p>100.5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5991" calcext:value-type="float">
            <text:p>15991</text:p>
          </table:table-cell>
          <table:table-cell office:value-type="float" office:value="171.15" calcext:value-type="float">
            <text:p>171.1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762" calcext:value-type="float">
            <text:p>6762</text:p>
          </table:table-cell>
          <table:table-cell office:value-type="float" office:value="247.78" calcext:value-type="float">
            <text:p>247.7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475" calcext:value-type="float">
            <text:p>2475</text:p>
          </table:table-cell>
          <table:table-cell office:value-type="float" office:value="266.42" calcext:value-type="float">
            <text:p>266.4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641" calcext:value-type="float">
            <text:p>641</text:p>
          </table:table-cell>
          <table:table-cell office:value-type="float" office:value="282.87" calcext:value-type="float">
            <text:p>282.8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733" calcext:value-type="float">
            <text:p>733</text:p>
          </table:table-cell>
          <table:table-cell office:value-type="float" office:value="318.4" calcext:value-type="float">
            <text:p>318.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3207" calcext:value-type="float">
            <text:p>3207</text:p>
          </table:table-cell>
          <table:table-cell office:value-type="float" office:value="153.93" calcext:value-type="float">
            <text:p>153.9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style-name="ce1" table:number-columns-repeated="4"/>
          <table:table-cell table:style-name="ce2"/>
        </table:table-row>
        <table:table-row table:style-name="ro1"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1"/>
          <table:table-cell table:style-name="ce2" table:number-columns-repeated="3"/>
        </table:table-row>
        <table:table-row table:style-name="ro1">
          <table:table-cell table:style-name="ce1" table:number-columns-repeated="5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table:number-columns-repeated="4"/>
          <table:table-cell table:style-name="ce2"/>
        </table:table-row>
        <table:table-row table:style-name="ro1"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1"/>
          <table:table-cell table:style-name="ce2" table:number-columns-repeated="3"/>
        </table:table-row>
        <table:table-row table:style-name="ro1">
          <table:table-cell table:style-name="ce1"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eech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Beech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13" calcext:value-type="float">
            <text:p>4413</text:p>
          </table:table-cell>
          <table:table-cell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319" calcext:value-type="float">
            <text:p>25319</text:p>
          </table:table-cell>
          <table:table-cell office:value-type="float" office:value="3.94" calcext:value-type="float">
            <text:p>3.9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047" calcext:value-type="float">
            <text:p>42047</text:p>
          </table:table-cell>
          <table:table-cell office:value-type="float" office:value="70.13" calcext:value-type="float">
            <text:p>70.1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6166" calcext:value-type="float">
            <text:p>56166</text:p>
          </table:table-cell>
          <table:table-cell office:value-type="float" office:value="208.55" calcext:value-type="float">
            <text:p>208.5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0432" calcext:value-type="float">
            <text:p>70432</text:p>
          </table:table-cell>
          <table:table-cell office:value-type="float" office:value="307.22" calcext:value-type="float">
            <text:p>307.2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67695" calcext:value-type="float">
            <text:p>67695</text:p>
          </table:table-cell>
          <table:table-cell office:value-type="float" office:value="349.76" calcext:value-type="float">
            <text:p>349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32619" calcext:value-type="float">
            <text:p>32619</text:p>
          </table:table-cell>
          <table:table-cell office:value-type="float" office:value="389.01" calcext:value-type="float">
            <text:p>389.0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8754" calcext:value-type="float">
            <text:p>18754</text:p>
          </table:table-cell>
          <table:table-cell office:value-type="float" office:value="387.96" calcext:value-type="float">
            <text:p>387.9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71468" calcext:value-type="float">
            <text:p>71468</text:p>
          </table:table-cell>
          <table:table-cell office:value-type="float" office:value="215.48" calcext:value-type="float">
            <text:p>215.4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table:number-columns-repeated="4"/>
          <table:table-cell table:style-name="ce2"/>
        </table:table-row>
        <table:table-row table:style-name="ro1"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1"/>
          <table:table-cell table:style-name="ce2" table:number-columns-repeated="3"/>
        </table:table-row>
        <table:table-row table:style-name="ro1">
          <table:table-cell table:style-name="ce1" table:number-columns-repeated="5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table:number-columns-repeated="4"/>
          <table:table-cell table:style-name="ce2"/>
        </table:table-row>
        <table:table-row table:style-name="ro1"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1"/>
          <table:table-cell table:style-name="ce2" table:number-columns-repeated="3"/>
        </table:table-row>
        <table:table-row table:style-name="ro1">
          <table:table-cell table:style-name="ce1" table:number-columns-repeated="5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table:number-columns-repeated="4"/>
          <table:table-cell table:style-name="ce2"/>
        </table:table-row>
        <table:table-row table:style-name="ro1"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1"/>
          <table:table-cell table:style-name="ce2" table:number-columns-repeated="3"/>
        </table:table-row>
        <table:table-row table:style-name="ro1">
          <table:table-cell table:style-name="ce1"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r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Fir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92" calcext:value-type="float">
            <text:p>3792</text:p>
          </table:table-cell>
          <table:table-cell office:value-type="float" office:value="12.93" calcext:value-type="float">
            <text:p>1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489" calcext:value-type="float">
            <text:p>4489</text:p>
          </table:table-cell>
          <table:table-cell office:value-type="float" office:value="9.56" calcext:value-type="float">
            <text:p>9.5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3465" calcext:value-type="float">
            <text:p>23465</text:p>
          </table:table-cell>
          <table:table-cell office:value-type="float" office:value="76.05" calcext:value-type="float">
            <text:p>76.05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3332" calcext:value-type="float">
            <text:p>43332</text:p>
          </table:table-cell>
          <table:table-cell office:value-type="float" office:value="231.86" calcext:value-type="float">
            <text:p>231.86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41611" calcext:value-type="float">
            <text:p>41611</text:p>
          </table:table-cell>
          <table:table-cell office:value-type="float" office:value="315.68" calcext:value-type="float">
            <text:p>315.6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36659" calcext:value-type="float">
            <text:p>36659</text:p>
          </table:table-cell>
          <table:table-cell office:value-type="float" office:value="347.63" calcext:value-type="float">
            <text:p>347.63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6159" calcext:value-type="float">
            <text:p>16159</text:p>
          </table:table-cell>
          <table:table-cell office:value-type="float" office:value="360.77" calcext:value-type="float">
            <text:p>360.7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6815" calcext:value-type="float">
            <text:p>6815</text:p>
          </table:table-cell>
          <table:table-cell office:value-type="float" office:value="359.05" calcext:value-type="float">
            <text:p>359.0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8464" calcext:value-type="float">
            <text:p>28464</text:p>
          </table:table-cell>
          <table:table-cell office:value-type="float" office:value="222.23" calcext:value-type="float">
            <text:p>222.23</text:p>
          </table:table-cell>
          <table:table-cell office:value-type="float" office:value="3.1" calcext:value-type="float">
            <text:p>3.1</text:p>
          </table:table-cell>
        </table:table-row>
      </table:table>
      <table:table table:name="spruce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Spruce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38" calcext:value-type="float">
            <text:p>4538</text:p>
          </table:table-cell>
          <table:table-cell office:value-type="float" office:value="19.62" calcext:value-type="float">
            <text:p>1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1284" calcext:value-type="float">
            <text:p>71284</text:p>
          </table:table-cell>
          <table:table-cell office:value-type="float" office:value="8.42" calcext:value-type="float">
            <text:p>8.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03275" calcext:value-type="float">
            <text:p>103275</text:p>
          </table:table-cell>
          <table:table-cell office:value-type="float" office:value="111.41" calcext:value-type="float">
            <text:p>111.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7799" calcext:value-type="float">
            <text:p>77799</text:p>
          </table:table-cell>
          <table:table-cell office:value-type="float" office:value="271.27" calcext:value-type="float">
            <text:p>271.27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7435" calcext:value-type="float">
            <text:p>97435</text:p>
          </table:table-cell>
          <table:table-cell office:value-type="float" office:value="388.1" calcext:value-type="float">
            <text:p>388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66640" calcext:value-type="float">
            <text:p>66640</text:p>
          </table:table-cell>
          <table:table-cell office:value-type="float" office:value="443.26" calcext:value-type="float">
            <text:p>443.2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2903" calcext:value-type="float">
            <text:p>22903</text:p>
          </table:table-cell>
          <table:table-cell office:value-type="float" office:value="463.94" calcext:value-type="float">
            <text:p>463.9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0563" calcext:value-type="float">
            <text:p>10563</text:p>
          </table:table-cell>
          <table:table-cell office:value-type="float" office:value="415.77" calcext:value-type="float">
            <text:p>415.7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32845" calcext:value-type="float">
            <text:p>32845</text:p>
          </table:table-cell>
          <table:table-cell office:value-type="float" office:value="254.47" calcext:value-type="float">
            <text:p>254.47</text:p>
          </table:table-cell>
          <table:table-cell office:value-type="float" office:value="3.4" calcext:value-type="float">
            <text:p>3.4</text:p>
          </table:table-cell>
        </table:table-row>
      </table:table>
      <table:table table:name="poplar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Poplar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35.85" calcext:value-type="float">
            <text:p>3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193" calcext:value-type="float">
            <text:p>4193</text:p>
          </table:table-cell>
          <table:table-cell office:value-type="float" office:value="32.99" calcext:value-type="float">
            <text:p>32.9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522" calcext:value-type="float">
            <text:p>8522</text:p>
          </table:table-cell>
          <table:table-cell office:value-type="float" office:value="203.91" calcext:value-type="float">
            <text:p>203.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971" calcext:value-type="float">
            <text:p>1971</text:p>
          </table:table-cell>
          <table:table-cell office:value-type="float" office:value="224.77" calcext:value-type="float">
            <text:p>224.7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407" calcext:value-type="float">
            <text:p>407</text:p>
          </table:table-cell>
          <table:table-cell office:value-type="float" office:value="262.55" calcext:value-type="float">
            <text:p>262.5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70.69" calcext:value-type="float">
            <text:p>270.6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83.33" calcext:value-type="float">
            <text:p>183.3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945" calcext:value-type="float">
            <text:p>2945</text:p>
          </table:table-cell>
          <table:table-cell office:value-type="float" office:value="121.33" calcext:value-type="float">
            <text:p>121.33</text:p>
          </table:table-cell>
          <table:table-cell office:value-type="float" office:value="1.2" calcext:value-type="float">
            <text:p>1.2</text:p>
          </table:table-cell>
        </table:table-row>
      </table:table>
      <table:table table:name="aspen" table:style-name="ta1">
        <table:table-column table:style-name="co6" table:number-columns-repeated="5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Aspen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Age min</text:p>
          </table:table-cell>
          <table:table-cell table:style-name="ce1" office:value-type="string" calcext:value-type="string">
            <text:p>Age max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Volume (m3/ha)</text:p>
          </table:table-cell>
          <table:table-cell table:style-name="ce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276" calcext:value-type="float">
            <text:p>4276</text:p>
          </table:table-cell>
          <table:table-cell office:value-type="float" office:value="39.53" calcext:value-type="float">
            <text:p>39.5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2045" calcext:value-type="float">
            <text:p>12045</text:p>
          </table:table-cell>
          <table:table-cell office:value-type="float" office:value="121.19" calcext:value-type="float">
            <text:p>121.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532" calcext:value-type="float">
            <text:p>7532</text:p>
          </table:table-cell>
          <table:table-cell office:value-type="float" office:value="192.36" calcext:value-type="float">
            <text:p>192.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3938" calcext:value-type="float">
            <text:p>3938</text:p>
          </table:table-cell>
          <table:table-cell office:value-type="float" office:value="287.69" calcext:value-type="float">
            <text:p>287.6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605" calcext:value-type="float">
            <text:p>1605</text:p>
          </table:table-cell>
          <table:table-cell office:value-type="float" office:value="311.59" calcext:value-type="float">
            <text:p>311.5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742" calcext:value-type="float">
            <text:p>742</text:p>
          </table:table-cell>
          <table:table-cell office:value-type="float" office:value="333.66" calcext:value-type="float">
            <text:p>333.6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422" calcext:value-type="float">
            <text:p>422</text:p>
          </table:table-cell>
          <table:table-cell office:value-type="float" office:value="320.05" calcext:value-type="float">
            <text:p>320.0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950" calcext:value-type="float">
            <text:p>1950</text:p>
          </table:table-cell>
          <table:table-cell office:value-type="float" office:value="162.2" calcext:value-type="float">
            <text:p>162.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ne" table:style-name="ta1">
        <table:table-column table:style-name="co6" table:number-columns-repeated="5" table:default-cell-style-name="ce4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Default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no owner class</text:p>
          </table:table-cell>
          <table:table-cell table:style-name="ce1" office:value-type="string" calcext:value-type="string">
            <text:p>no site class (ALL)</text:p>
          </table:table-cell>
          <table:table-cell table:style-name="ce2"/>
          <table:table-cell table:style-name="Default"/>
        </table:table-row>
        <table:table-row table:style-name="ro1">
          <table:table-cell table:style-name="ce2"/>
          <table:table-cell table:style-name="ce1" office:value-type="string" calcext:value-type="string">
            <text:p>Pine</text:p>
          </table:table-cell>
          <table:table-cell table:style-name="ce2" table:number-columns-repeated="2"/>
          <table:table-cell table:style-name="Default"/>
        </table:table-row>
        <table:table-row table:style-name="ro2">
          <table:table-cell office:value-type="string" calcext:value-type="string">
            <text:p>Age min</text:p>
          </table:table-cell>
          <table:table-cell office:value-type="string" calcext:value-type="string">
            <text:p>Age max</text:p>
          </table:table-cell>
          <table:table-cell office:value-type="string" calcext:value-type="string">
            <text:p>Area (ha)</text:p>
          </table:table-cell>
          <table:table-cell office:value-type="string" calcext:value-type="string">
            <text:p>Volume (m3 / ha)</text:p>
          </table:table-cell>
          <table:table-cell office:value-type="string" calcext:value-type="string">
            <text:p>Increment (m3 / ha / year)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 </text:p>
          </table:table-cell>
          <table:covered-table-cell table:number-columns-repeated="4"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1101" calcext:value-type="float">
            <text:p>101101</text:p>
          </table:table-cell>
          <table:table-cell office:value-type="float" office:value="6.88" calcext:value-type="float">
            <text:p>6.8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11122" calcext:value-type="float">
            <text:p>811122</text:p>
          </table:table-cell>
          <table:table-cell office:value-type="float" office:value="8.62" calcext:value-type="float">
            <text:p>8.6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.46687e+06</text:p>
          </table:table-cell>
          <table:table-cell office:value-type="float" office:value="128.94" calcext:value-type="float">
            <text:p>128.9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1.41313e+06</text:p>
          </table:table-cell>
          <table:table-cell office:value-type="float" office:value="223.15" calcext:value-type="float">
            <text:p>223.1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1.14092e+06</text:p>
          </table:table-cell>
          <table:table-cell office:value-type="float" office:value="275.76" calcext:value-type="float">
            <text:p>275.7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16884" calcext:value-type="float">
            <text:p>716884</text:p>
          </table:table-cell>
          <table:table-cell office:value-type="float" office:value="297.01" calcext:value-type="float">
            <text:p>297.0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51067" calcext:value-type="float">
            <text:p>251067</text:p>
          </table:table-cell>
          <table:table-cell office:value-type="float" office:value="315.3" calcext:value-type="float">
            <text:p>315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92834" calcext:value-type="float">
            <text:p>92834</text:p>
          </table:table-cell>
          <table:table-cell office:value-type="float" office:value="318.29" calcext:value-type="float">
            <text:p>318.2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90053" calcext:value-type="float">
            <text:p>90053</text:p>
          </table:table-cell>
          <table:table-cell office:value-type="float" office:value="172.71" calcext:value-type="float">
            <text:p>172.71</text:p>
          </table:table-cell>
          <table:table-cell office:value-type="float" office:value="2.9" calcext:value-type="float">
            <text:p>2.9</text:p>
          </table:table-cell>
        </table:table-row>
        <table:table-row table:style-name="ro1" table:number-rows-repeated="2">
          <table:table-cell table:style-name="Default" table:number-columns-repeated="4"/>
          <table:table-cell table:style-name="ce2"/>
        </table:table-row>
        <table:table-row table:style-name="ro1">
          <table:table-cell table:style-name="Default" table:number-columns-repeated="4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3:15:14.2231961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8-15T13:19:23.815043550</dc:date>
    <meta:editing-duration>PT4M8S</meta:editing-duration>
    <meta:editing-cycles>3</meta:editing-cycles>
    <meta:document-statistic meta:table-count="10" meta:cell-count="581" meta:object-count="0"/>
  </office:meta>
</office:document-meta>
</file>